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5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00f77" officeooo:paragraph-rsid="00500f77" style:font-size-asian="11pt" style:font-size-complex="11pt"/>
    </style:style>
    <style:style style:name="P9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11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12" style:family="paragraph" style:parent-style-name="Standard">
      <style:text-properties fo:font-size="11pt" style:text-underline-style="none" officeooo:rsid="0047ed98" officeooo:paragraph-rsid="0047ed98" style:font-size-asian="11pt" style:font-size-complex="11pt"/>
    </style:style>
    <style:style style:name="P13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18" style:family="paragraph" style:parent-style-name="Standard">
      <style:text-properties fo:font-size="14pt" officeooo:rsid="000b1114" officeooo:paragraph-rsid="000b1114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35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 style:list-style-name="L1">
      <style:text-properties officeooo:rsid="004f98a0" officeooo:paragraph-rsid="004f98a0"/>
    </style:style>
    <style:style style:name="P38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39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40" style:family="paragraph" style:parent-style-name="Standard" style:list-style-name="L6">
      <style:text-properties fo:font-size="11pt" style:text-underline-style="none" officeooo:rsid="00127ccb" officeooo:paragraph-rsid="00127ccb" style:font-size-asian="11pt" style:font-size-complex="11pt"/>
    </style:style>
    <style:style style:name="P41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42" style:family="paragraph" style:parent-style-name="Standard" style:list-style-name="L8">
      <style:text-properties fo:font-size="11pt" style:text-underline-style="none" officeooo:rsid="002d0740" officeooo:paragraph-rsid="002d0740" style:font-size-asian="11pt" style:font-size-complex="11pt"/>
    </style:style>
    <style:style style:name="P43" style:family="paragraph" style:parent-style-name="Standard" style:list-style-name="L8">
      <style:text-properties fo:font-size="11pt" style:text-underline-style="none" officeooo:rsid="00142131" officeooo:paragraph-rsid="00142131" style:font-size-asian="11pt" style:font-size-complex="11pt"/>
    </style:style>
    <style:style style:name="P44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45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46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47" style:family="paragraph" style:parent-style-name="Standard" style:list-style-name="L9">
      <style:text-properties fo:font-size="11pt" style:text-underline-style="none" officeooo:rsid="005cb39d" officeooo:paragraph-rsid="005cb39d" style:font-size-asian="11pt" style:font-size-complex="11pt"/>
    </style:style>
    <style:style style:name="P48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49" style:family="paragraph" style:parent-style-name="Standard" style:list-style-name="L10">
      <style:text-properties fo:font-size="11pt" style:text-underline-style="none" officeooo:rsid="005cf4f8" officeooo:paragraph-rsid="005cf4f8" style:font-size-asian="11pt" style:font-size-complex="11pt"/>
    </style:style>
    <style:style style:name="P50" style:family="paragraph" style:parent-style-name="Standard" style:list-style-name="L10">
      <style:text-properties fo:font-size="11pt" style:text-underline-style="none" officeooo:rsid="005d2dff" officeooo:paragraph-rsid="005d2dff" style:font-size-asian="11pt" style:font-size-complex="11pt"/>
    </style:style>
    <style:style style:name="P51" style:family="paragraph" style:parent-style-name="Standard" style:list-style-name="L3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52" style:family="paragraph" style:parent-style-name="Standard" style:list-style-name="L3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53" style:family="paragraph" style:parent-style-name="Standard" style:list-style-name="L3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54" style:family="paragraph" style:parent-style-name="Standard" style:list-style-name="L4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55" style:family="paragraph" style:parent-style-name="Standard" style:list-style-name="L3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56" style:family="paragraph" style:parent-style-name="Standard" style:list-style-name="L3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57" style:family="paragraph" style:parent-style-name="Standard" style:list-style-name="L4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58" style:family="paragraph" style:parent-style-name="Standard" style:list-style-name="L4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59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 style:list-style-name="L5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65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66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67" style:family="paragraph" style:parent-style-name="Standard" style:list-style-name="L6">
      <style:text-properties fo:font-size="11pt" officeooo:rsid="00142131" officeooo:paragraph-rsid="004dea2e" style:font-size-asian="11pt" style:font-size-complex="11pt"/>
    </style:style>
    <style:style style:name="P68" style:family="paragraph" style:parent-style-name="Standard" style:list-style-name="L8">
      <style:text-properties fo:font-size="11pt" officeooo:rsid="00142131" officeooo:paragraph-rsid="00142131" style:font-size-asian="11pt" style:font-size-complex="11pt"/>
    </style:style>
    <style:style style:name="P69" style:family="paragraph" style:parent-style-name="Standard" style:list-style-name="L6">
      <style:text-properties fo:font-size="11pt" officeooo:rsid="004dea2e" officeooo:paragraph-rsid="004dea2e" style:font-size-asian="11pt" style:font-size-complex="11pt"/>
    </style:style>
    <style:style style:name="P70" style:family="paragraph" style:parent-style-name="Standard" style:list-style-name="L6">
      <style:text-properties fo:font-size="11pt" officeooo:rsid="002c0c7b" officeooo:paragraph-rsid="002c0c7b" style:font-size-asian="11pt" style:font-size-complex="11pt"/>
    </style:style>
    <style:style style:name="P71" style:family="paragraph" style:parent-style-name="Standard" style:list-style-name="L6">
      <style:text-properties fo:font-size="11pt" officeooo:rsid="00127ccb" officeooo:paragraph-rsid="00127ccb" style:font-size-asian="11pt" style:font-size-complex="11pt"/>
    </style:style>
    <style:style style:name="P72" style:family="paragraph" style:parent-style-name="Standard" style:list-style-name="L6">
      <style:text-properties fo:font-size="11pt" officeooo:rsid="00127ccb" officeooo:paragraph-rsid="00142131" style:font-size-asian="11pt" style:font-size-complex="11pt"/>
    </style:style>
    <style:style style:name="P73" style:family="paragraph" style:parent-style-name="Standard" style:list-style-name="L6">
      <style:text-properties fo:font-size="11pt" officeooo:rsid="004f98a0" officeooo:paragraph-rsid="0056adf9" style:font-size-asian="11pt" style:font-size-complex="11pt"/>
    </style:style>
    <style:style style:name="P74" style:family="paragraph" style:parent-style-name="Standard" style:list-style-name="L9">
      <style:text-properties fo:font-size="11pt" officeooo:rsid="002d0740" officeooo:paragraph-rsid="002d0740" style:font-size-asian="11pt" style:font-size-complex="11pt"/>
    </style:style>
    <style:style style:name="P75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76" style:family="paragraph" style:parent-style-name="Standard" style:list-style-name="L7">
      <style:text-properties fo:font-size="11pt" officeooo:rsid="00571290" officeooo:paragraph-rsid="00571290" style:font-size-asian="11pt" style:font-size-complex="11pt"/>
    </style:style>
    <style:style style:name="P77" style:family="paragraph" style:parent-style-name="Standard" style:list-style-name="L7">
      <style:text-properties fo:font-size="11pt" officeooo:rsid="00588226" officeooo:paragraph-rsid="00588226" style:font-size-asian="11pt" style:font-size-complex="11pt"/>
    </style:style>
    <style:style style:name="P78" style:family="paragraph" style:parent-style-name="Standard" style:list-style-name="L8">
      <style:text-properties fo:font-size="11pt" officeooo:rsid="0059a356" officeooo:paragraph-rsid="0059a356" style:font-size-asian="11pt" style:font-size-complex="11pt"/>
    </style:style>
    <style:style style:name="P79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0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81" style:family="paragraph" style:parent-style-name="Standard" style:list-style-name="L9">
      <style:text-properties fo:font-size="11pt" officeooo:rsid="005cb39d" officeooo:paragraph-rsid="005cb39d" style:font-size-asian="11pt" style:font-size-complex="11pt"/>
    </style:style>
    <style:style style:name="P82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83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84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85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Standard">
      <style:text-properties fo:font-size="12pt" officeooo:rsid="00571290" officeooo:paragraph-rsid="00571290" style:font-size-asian="12pt" style:font-size-complex="12pt"/>
    </style:style>
    <style:style style:name="P89" style:family="paragraph" style:parent-style-name="Standard" style:list-style-name="L7">
      <style:text-properties officeooo:paragraph-rsid="00588226"/>
    </style:style>
    <style:style style:name="P90" style:family="paragraph" style:parent-style-name="Standard">
      <style:text-properties officeooo:rsid="0059a356" officeooo:paragraph-rsid="0059a356"/>
    </style:style>
    <style:style style:name="P91" style:family="paragraph" style:parent-style-name="Standard">
      <style:text-properties style:text-underline-style="solid" style:text-underline-width="auto" style:text-underline-color="font-color" officeooo:rsid="0059a356" officeooo:paragraph-rsid="0059a356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9a356"/>
    </style:style>
    <style:style style:name="T15" style:family="text">
      <style:text-properties style:text-underline-style="none" officeooo:rsid="005b0c77"/>
    </style:style>
    <style:style style:name="T16" style:family="text">
      <style:text-properties style:text-underline-style="none" officeooo:rsid="005cb39d"/>
    </style:style>
    <style:style style:name="T17" style:family="text">
      <style:text-properties style:text-underline-style="none" officeooo:rsid="005cf4f8"/>
    </style:style>
    <style:style style:name="T18" style:family="text">
      <style:text-properties style:text-underline-style="none" officeooo:rsid="005ef0b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34fdb" style:font-style-asian="italic" style:font-style-complex="italic"/>
    </style:style>
    <style:style style:name="T21" style:family="text">
      <style:text-properties fo:font-style="italic" officeooo:rsid="003fd9c9" style:font-style-asian="italic" style:font-style-complex="italic"/>
    </style:style>
    <style:style style:name="T22" style:family="text">
      <style:text-properties fo:font-style="italic" officeooo:rsid="005cf4f8" style:font-style-asian="italic" style:font-style-complex="italic"/>
    </style:style>
    <style:style style:name="T23" style:family="text">
      <style:text-properties fo:font-style="italic" officeooo:rsid="005cb39d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2e716a" style:font-style-asian="italic" style:font-style-complex="italic"/>
    </style:style>
    <style:style style:name="T26" style:family="text">
      <style:text-properties fo:font-style="italic" style:text-underline-style="none" officeooo:rsid="004dea2e" style:font-style-asian="italic" style:font-style-complex="italic"/>
    </style:style>
    <style:style style:name="T2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8a701" style:font-style-asian="normal" style:font-style-complex="normal"/>
    </style:style>
    <style:style style:name="T34" style:family="text">
      <style:text-properties fo:font-style="normal" officeooo:rsid="002190f6" style:font-style-asian="normal" style:font-style-complex="normal"/>
    </style:style>
    <style:style style:name="T35" style:family="text">
      <style:text-properties fo:font-style="normal" officeooo:rsid="00258112" style:font-style-asian="normal" style:font-style-complex="normal"/>
    </style:style>
    <style:style style:name="T36" style:family="text">
      <style:text-properties fo:font-style="normal" officeooo:rsid="00363deb" style:font-style-asian="normal" style:font-style-complex="normal"/>
    </style:style>
    <style:style style:name="T37" style:family="text">
      <style:text-properties fo:font-style="normal" officeooo:rsid="0037ba5a" style:font-style-asian="normal" style:font-style-complex="normal"/>
    </style:style>
    <style:style style:name="T38" style:family="text">
      <style:text-properties fo:font-style="normal" officeooo:rsid="004992a2" style:font-style-asian="normal" style:font-style-complex="normal"/>
    </style:style>
    <style:style style:name="T39" style:family="text">
      <style:text-properties fo:font-style="normal" officeooo:rsid="004aeb59" style:font-style-asian="norma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0e5fd" style:font-style-asian="normal" style:font-style-complex="normal"/>
    </style:style>
    <style:style style:name="T42" style:family="text">
      <style:text-properties fo:font-style="normal" style:text-underline-style="none" officeooo:rsid="003e4433" style:font-style-asian="normal" style:font-style-complex="normal"/>
    </style:style>
    <style:style style:name="T43" style:family="text">
      <style:text-properties fo:font-style="normal" style:text-underline-style="none" officeooo:rsid="00588226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47" style:family="text">
      <style:text-properties officeooo:rsid="001aac19"/>
    </style:style>
    <style:style style:name="T48" style:family="text">
      <style:text-properties officeooo:rsid="0028da38"/>
    </style:style>
    <style:style style:name="T49" style:family="text">
      <style:text-properties officeooo:rsid="0029531f"/>
    </style:style>
    <style:style style:name="T50" style:family="text">
      <style:text-properties officeooo:rsid="002a0cc5"/>
    </style:style>
    <style:style style:name="T51" style:family="text">
      <style:text-properties officeooo:rsid="002fc1ae"/>
    </style:style>
    <style:style style:name="T52" style:family="text">
      <style:text-properties officeooo:rsid="0030033a"/>
    </style:style>
    <style:style style:name="T53" style:family="text">
      <style:text-properties officeooo:rsid="00363deb"/>
    </style:style>
    <style:style style:name="T54" style:family="text">
      <style:text-properties officeooo:rsid="003fd9c9"/>
    </style:style>
    <style:style style:name="T55" style:family="text">
      <style:text-properties officeooo:rsid="0047ed9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7ba5a" style:font-weight-asian="bold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534fdb"/>
    </style:style>
    <style:style style:name="T60" style:family="text">
      <style:text-properties fo:font-size="11pt" style:text-underline-style="none" style:font-size-asian="11pt" style:font-size-complex="11pt"/>
    </style:style>
    <style:style style:name="T61" style:family="text">
      <style:text-properties fo:font-size="11pt" style:text-underline-style="none" officeooo:rsid="002d0740" style:font-size-asian="11pt" style:font-size-complex="11pt"/>
    </style:style>
    <style:style style:name="T62" style:family="text">
      <style:text-properties fo:font-size="11pt" style:text-underline-style="none" officeooo:rsid="00500f77" style:font-size-asian="11pt" style:font-size-complex="11pt"/>
    </style:style>
    <style:style style:name="T63" style:family="text">
      <style:text-properties fo:font-size="11pt" style:text-underline-style="none" officeooo:rsid="005521e4" style:font-size-asian="11pt" style:font-size-complex="11pt"/>
    </style:style>
    <style:style style:name="T64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65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66" style:family="text">
      <style:text-properties fo:font-size="11pt" fo:font-style="italic" style:text-underline-style="none" officeooo:rsid="00588226" style:font-size-asian="11pt" style:font-style-asian="italic" style:font-size-complex="11pt" style:font-style-complex="italic"/>
    </style:style>
    <style:style style:name="T67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68" style:family="text">
      <style:text-properties fo:font-size="11pt" fo:font-style="normal" style:text-underline-style="none" officeooo:rsid="00588226" style:font-size-asian="11pt" style:font-style-asian="normal" style:font-size-complex="11pt" style:font-style-complex="normal"/>
    </style:style>
    <style:style style:name="T69" style:family="text">
      <style:text-properties fo:font-size="11pt" fo:font-style="normal" style:text-underline-style="none" officeooo:rsid="0059a356" style:font-size-asian="11pt" style:font-style-asian="normal" style:font-size-complex="11pt" style:font-style-complex="normal"/>
    </style:style>
    <style:style style:name="T70" style:family="text">
      <style:text-properties fo:font-size="11pt" fo:font-style="normal" style:font-size-asian="11pt" style:font-style-asian="normal" style:font-size-complex="11pt" style:font-style-complex="normal"/>
    </style:style>
    <style:style style:name="T71" style:family="text">
      <style:text-properties officeooo:rsid="00534fdb"/>
    </style:style>
    <style:style style:name="T72" style:family="text">
      <style:text-properties officeooo:rsid="005521e4"/>
    </style:style>
    <style:style style:name="T73" style:family="text">
      <style:text-properties officeooo:rsid="0059a356"/>
    </style:style>
    <style:style style:name="T74" style:family="text">
      <style:text-properties officeooo:rsid="005b0c77"/>
    </style:style>
    <style:style style:name="T75" style:family="text">
      <style:text-properties officeooo:rsid="005cf4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9">PROGETTAZIONE</text:span><text:span text:style-name="T47"> BASE DI DATI</text:span></text:p>
      <text:p text:style-name="P1"/>
      <text:p text:style-name="P17">Si vuole realizzare una base di dati di supporto ad un’applicazione web per la <text:span text:style-name="T50">gestione e la </text:span>vendita di fumetti.</text:p>
      <text:p text:style-name="P1"/>
      <text:p text:style-name="P33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217960440656">
          <table:table-cell table:style-name="Glossario.A1" office:value-type="string">
            <text:p text:style-name="P22">Termine</text:p>
          </table:table-cell>
          <table:table-cell table:style-name="Glossario.A1" office:value-type="string">
            <text:p text:style-name="P23">Descrizione</text:p>
          </table:table-cell>
          <table:table-cell table:style-name="Glossario.A1" office:value-type="string">
            <text:p text:style-name="P23">Sinonimi</text:p>
          </table:table-cell>
          <table:table-cell table:style-name="Glossario.A1" office:value-type="string">
            <text:p text:style-name="P23">Collegamenti</text:p>
          </table:table-cell>
        </table:table-row>
        <table:table-row table:style-name="Glossario.2">
          <table:table-cell table:style-name="Glossario.A2" office:value-type="string">
            <text:p text:style-name="P24">Fumetto</text:p>
          </table:table-cell>
          <table:table-cell table:style-name="Glossario.A2" office:value-type="string">
            <text:p text:style-name="P25">Fumetto disponibile o non disponibile all’acquisto</text:p>
          </table:table-cell>
          <table:table-cell table:style-name="Glossario.A2" office:value-type="string">
            <text:p text:style-name="P25">Prodotto, albo</text:p>
          </table:table-cell>
          <table:table-cell table:style-name="Glossario.A2" office:value-type="string">
            <text:p text:style-name="P25">Numero, collezione, sconto, <text:span text:style-name="T1">carrello</text:span></text:p>
          </table:table-cell>
        </table:table-row>
        <table:table-row table:style-name="TableLine94217960819056">
          <table:table-cell table:style-name="Glossario.A2" office:value-type="string">
            <text:p text:style-name="P25">Numero</text:p>
          </table:table-cell>
          <table:table-cell table:style-name="Glossario.A2" office:value-type="string">
            <text:p text:style-name="P25">Numero di uno specifico albo di una serie a fumetti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5">Fumetto</text:p>
          </table:table-cell>
        </table:table-row>
        <table:table-row table:style-name="TableLine94217960820480">
          <table:table-cell table:style-name="Glossario.A2" office:value-type="string">
            <text:p text:style-name="P25">Collezione</text:p>
          </table:table-cell>
          <table:table-cell table:style-name="Glossario.A2" office:value-type="string">
            <text:p text:style-name="P25">Collezione di fumetti, raggruppa tutti i numeri di una serie a fumetti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5">Fumetto, categoria</text:p>
          </table:table-cell>
        </table:table-row>
        <table:table-row table:style-name="TableLine94217960821456">
          <table:table-cell table:style-name="Glossario.A2" office:value-type="string">
            <text:p text:style-name="P25">Categoria</text:p>
          </table:table-cell>
          <table:table-cell table:style-name="Glossario.A2" office:value-type="string">
            <text:p text:style-name="P25">Categoria di un insieme di collezioni, ne specifica il genere letterario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5">Collezione</text:p>
          </table:table-cell>
        </table:table-row>
        <table:table-row table:style-name="TableLine94217960822592">
          <table:table-cell table:style-name="Glossario.A2" office:value-type="string">
            <text:p text:style-name="P25">Sconto</text:p>
          </table:table-cell>
          <table:table-cell table:style-name="Glossario.A2" office:value-type="string">
            <text:p text:style-name="P25">Sconto applicato ai fumetti, ha una data di scadenza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5">Fumetto, percentuale</text:p>
          </table:table-cell>
        </table:table-row>
        <table:table-row table:style-name="Glossario.7">
          <table:table-cell table:style-name="Glossario.A2" office:value-type="string">
            <text:p text:style-name="P36">Cliente</text:p>
          </table:table-cell>
          <table:table-cell table:style-name="Glossario.A2" office:value-type="string">
            <text:p text:style-name="P25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27"><text:span text:style-name="T74">Utente</text:span>, acquirente</text:p>
          </table:table-cell>
          <table:table-cell table:style-name="Glossario.A2" office:value-type="string">
            <text:p text:style-name="P28">Ordine, carrello, lista desideri</text:p>
          </table:table-cell>
        </table:table-row>
        <table:table-row table:style-name="TableLine94217960824656">
          <table:table-cell table:style-name="Glossario.A2" office:value-type="string">
            <text:p text:style-name="P25">Amministratore</text:p>
          </table:table-cell>
          <table:table-cell table:style-name="Glossario.A2" office:value-type="string">
            <text:p text:style-name="P28">Amministratore dell’applicazione</text:p>
          </table:table-cell>
          <table:table-cell table:style-name="Glossario.C3">
            <text:p text:style-name="P26"/>
          </table:table-cell>
          <table:table-cell table:style-name="Glossario.C3">
            <text:p text:style-name="P26"/>
          </table:table-cell>
        </table:table-row>
        <table:table-row table:style-name="TableLine94217960826288">
          <table:table-cell table:style-name="Glossario.A2" office:value-type="string">
            <text:p text:style-name="P25">Ordine</text:p>
          </table:table-cell>
          <table:table-cell table:style-name="Glossario.A2" office:value-type="string">
            <text:p text:style-name="P28">Ordine di acquisto effettuato da un utente</text:p>
          </table:table-cell>
          <table:table-cell table:style-name="Glossario.A2" office:value-type="string">
            <text:p text:style-name="P29">Acquisto</text:p>
          </table:table-cell>
          <table:table-cell table:style-name="Glossario.A2" office:value-type="string">
            <text:p text:style-name="P28">Utente</text:p>
          </table:table-cell>
        </table:table-row>
        <table:table-row table:style-name="Glossario.10">
          <table:table-cell table:style-name="Glossario.A2" office:value-type="string">
            <text:p text:style-name="P25">Carrello</text:p>
          </table:table-cell>
          <table:table-cell table:style-name="Glossario.A2" office:value-type="string">
            <text:p text:style-name="P28">Carrello dei prodotti, ogni <text:span text:style-name="T74">cliente</text:span> ne possiede uno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8">Fumetto, utente</text:p>
          </table:table-cell>
        </table:table-row>
        <table:table-row table:style-name="TableLine94217960828800">
          <table:table-cell table:style-name="Glossario.A11" office:value-type="string">
            <text:p text:style-name="P25">Lista desideri</text:p>
          </table:table-cell>
          <table:table-cell table:style-name="Glossario.B11" office:value-type="string">
            <text:p text:style-name="P28">Lista dei prodotti “desiderati” da un utente</text:p>
          </table:table-cell>
          <table:table-cell table:style-name="Glossario.C11" office:value-type="string">
            <text:p text:style-name="P30">Lista</text:p>
          </table:table-cell>
          <table:table-cell table:style-name="Glossario.D11" office:value-type="string">
            <text:p text:style-name="P28">Fumetto, utente</text:p>
          </table:table-cell>
        </table:table-row>
      </table:table>
      <text:p text:style-name="P2"/>
      <text:p text:style-name="P32">Rappresentazione dei dati</text:p>
      <text:p text:style-name="P2"/>
      <text:p text:style-name="P35">Collezione</text:p>
      <text:p text:style-name="P7">Una <text:span text:style-name="T31">collezione</text:span> è una raccolta di <text:span text:style-name="T19">fumetti</text:span> aventi una serie di caratteristiche comuni come il prezzo ed il formato di stampa; una collezione può, ad esempio, contenere i volumi di una certa serie a fumetti o di una specifica edizione.</text:p>
      <text:p text:style-name="P4"><text:span text:style-name="T10">Per una </text:span><text:span text:style-name="T29">collezione</text:span><text:span text:style-name="T10"> rappresentiamo </text:span><text:span text:style-name="T9">l’id, </text:span><text:span text:style-name="T10">il nome, l’immagine, </text:span><text:span text:style-name="T9">l’anno di uscita del primo volume, il prezzo attuale e quello passat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8"><text:span text:style-name="T10">A</text:span><text:span text:style-name="T2">ttributi quali il prezzo, il formato e la rilegatura ed il colore sono da intendersi comuni a tutti i </text:span><text:span text:style-name="T24">fumetti</text:span><text:span text:style-name="T2"> presenti nella </text:span><text:span text:style-name="T24">collezione</text:span><text:span text:style-name="T2">.</text:span></text:p>
      <text:p text:style-name="P8"><text:span text:style-name="T10">L’</text:span><text:span text:style-name="T2">immagine è rappresentativa della </text:span><text:span text:style-name="T24">collezione</text:span><text:span text:style-name="T2"> (ma nulla vieta che coincida con quella di qualche </text:span><text:span text:style-name="T24">fumetto</text:span><text:span text:style-name="T2"> appartenente ad essa). Il prezzo è un attributo che può variare, si è quindi scelto di memorizzare l’ultimo </text:span><text:soft-page-break/><text:span text:style-name="T2">prezzo di vendita dei </text:span><text:span text:style-name="T24">fumetti</text:span><text:span text:style-name="T2"> nella collezione prima di quello attuale. La descrizione può essere utilizzata per dare un incipit alla storia complessiva narrata da tutti i </text:span><text:span text:style-name="T24">fumetti</text:span><text:span text:style-name="T2"> presenti nella </text:span><text:span text:style-name="T24">collezione</text:span><text:span text:style-name="T2">.</text:span></text:p>
      <text:p text:style-name="P7"><text:span text:style-name="T58">Vincoli</text:span><text:span text:style-name="T2">:</text:span></text:p>
      <text:list xml:id="list430052111" text:style-name="L1">
        <text:list-item>
          <text:p text:style-name="P37"><text:span text:style-name="T61">O</text:span><text:span text:style-name="T60">gni </text:span><text:span text:style-name="T64">collezione</text:span><text:span text:style-name="T60"> è identificata da</text:span><text:span text:style-name="T63">ll’</text:span><text:span text:style-name="T60">id numerico;</text:span></text:p>
        </text:list-item>
        <text:list-item>
          <text:p text:style-name="P37"><text:span text:style-name="T61">Non possono esistere due </text:span><text:span text:style-name="T65">collezioni</text:span><text:span text:style-name="T61"> con lo stesso nome;</text:span></text:p>
        </text:list-item>
        <text:list-item>
          <text:p text:style-name="P37"><text:span text:style-name="T61">L’</text:span><text:span text:style-name="T60">immagine è una stringa lunga al più 20 caratteri;</text:span></text:p>
        </text:list-item>
        <text:list-item>
          <text:p text:style-name="P38">Il prezzo attuale e quello passato devono essere dei numeri decimali maggiori di zero;</text:p>
        </text:list-item>
        <text:list-item>
          <text:p text:style-name="P37"><text:span text:style-name="T60">Il formato e la rilegatura vengono descritte da una stringa lunga al più </text:span><text:span text:style-name="T62">30 caratteri;</text:span></text:p>
        </text:list-item>
        <text:list-item>
          <text:p text:style-name="P39">La descrizione è una stringa lunga al più 1000 caratteri;</text:p>
        </text:list-item>
        <text:list-item>
          <text:p text:style-name="P39">Il colore è un attributo booleano (vero se il fumetto è a colori, falso se è in bianco e nero).</text:p>
        </text:list-item>
      </text:list>
      <text:p text:style-name="P5"/>
      <text:p text:style-name="P35">Categoria</text:p>
      <text:p text:style-name="P16">Una <text:span text:style-name="T19">categoria</text:span> raggruppa le <text:span text:style-name="T19">collezioni</text:span> per genere letterario.</text:p>
      <text:p text:style-name="P16">Una <text:span text:style-name="T19">collezione</text:span> non deve necessariamente far parte di una <text:span text:style-name="T19">categoria</text:span>; ma, se lo si ritiene opportuno, può far parte di più <text:span text:style-name="T19">categorie</text:span> contemporaneamente.</text:p>
      <text:p text:style-name="P16">Per una <text:span text:style-name="T19">categoria</text:span> rappresentiamo l’id, il nome e la data di aggiunta alla base di dati.</text:p>
      <text:p text:style-name="P16"><text:span text:style-name="T58">Vincol</text:span><text:span text:style-name="T59">i</text:span>:</text:p>
      <text:list xml:id="list2966563384" text:style-name="L2">
        <text:list-item>
          <text:p text:style-name="P62">Ogni <text:span text:style-name="T19">categoria</text:span> è identificata da<text:span text:style-name="T72">ll’</text:span>id numerico.</text:p>
        </text:list-item>
        <text:list-item>
          <text:p text:style-name="P59">Non possono esistere due <text:span text:style-name="T19">categorie</text:span> con lo stesso nome.</text:p>
        </text:list-item>
      </text:list>
      <text:p text:style-name="P16"/>
      <text:p text:style-name="P35">Autore</text:p>
      <text:p text:style-name="P16">L’entità <text:span text:style-name="T19">autore</text:span> <text:span text:style-name="T71">descrive le persone (artisti, traduttori, autori dei testi) che hanno contribuito alla realizzazione di un certo </text:span><text:span text:style-name="T20">fumetto</text:span><text:span text:style-name="T71">.</text:span></text:p>
      <text:p text:style-name="P61">Per un <text:span text:style-name="T19">autore </text:span>rappresentiamo l’id, il nome, una breve biografia e la data di aggiunta alla base di dati.</text:p>
      <text:p text:style-name="P61"><text:span text:style-name="T58">Vincolo</text:span>:</text:p>
      <text:list xml:id="list1079733312" text:style-name="L5">
        <text:list-item>
          <text:p text:style-name="P63">Ogni <text:span text:style-name="T19">autore</text:span> è identificato dall’id numerico</text:p>
        </text:list-item>
      </text:list>
      <text:p text:style-name="P16"/>
      <text:p text:style-name="P85">Fumetto</text:p>
      <text:p text:style-name="P64">Un <text:span text:style-name="T19">fumetto</text:span><text:span text:style-name="T32"> descrive un singolo albo a fumetti. Un </text:span><text:span text:style-name="T19">fumetto</text:span><text:span text:style-name="T32"> deve far parte di una ed una sola </text:span><text:span text:style-name="T19">categoria</text:span><text:span text:style-name="T32">. La </text:span><text:span text:style-name="T19">categoria</text:span><text:span text:style-name="T32"> possiede le proprietà comuni a tutti i </text:span><text:span text:style-name="T19">fumetti</text:span><text:span text:style-name="T32"> che raggruppa, mentre un </text:span><text:span text:style-name="T19">fumetto</text:span><text:span text:style-name="T32"> possiede proprietà che possono variare da un </text:span><text:span text:style-name="T19">fumetto</text:span><text:span text:style-name="T32"> all’altro, anche all’interno di una stessa </text:span><text:span text:style-name="T19">categoria</text:span><text:span text:style-name="T32">.</text:span></text:p>
      <text:p text:style-name="P65">Per un <text:span text:style-name="T28">fumetto</text:span><text:span text:style-name="T2"> rappresentiamo </text:span><text:span text:style-name="T9">l’id, </text:span><text:span text:style-name="T2">il </text:span><text:span text:style-name="T40">numero</text:span><text:span text:style-name="T2">, la quantità disponibile, l’immagine di copertina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82">Vincoli<text:span text:style-name="T2">:</text:span></text:p>
      <text:list xml:id="list2978652719" text:style-name="L6">
        <text:list-item>
          <text:p text:style-name="P69"><text:span text:style-name="T3">O</text:span><text:span text:style-name="T2">gni </text:span><text:span text:style-name="T24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67"><text:span text:style-name="T2">Ogni</text:span><text:span text:style-name="T40"> </text:span><text:span text:style-name="T26">fumetto</text:span><text:span text:style-name="T40"> </text:span><text:span text:style-name="T2">deve appartenere ad una </text:span><text:span text:style-name="T24">collezione;</text:span></text:p>
        </text:list-item>
        <text:list-item>
          <text:p text:style-name="P70"><text:span text:style-name="T5">I</text:span><text:span text:style-name="T2">l numero è univoco per un </text:span><text:span text:style-name="T24">fumetto</text:span><text:span text:style-name="T2"> all’interno di una </text:span><text:span text:style-name="T24">collezione;</text:span></text:p>
        </text:list-item>
        <text:list-item>
          <text:p text:style-name="P71"><text:span text:style-name="T3">L</text:span><text:span text:style-name="T2">a quantità è un interno maggiore o uguale a zero, se è pari a zero si intende che il </text:span><text:span text:style-name="T24">fumetto</text:span><text:span text:style-name="T2"> non è disponibile per l’acquisto;</text:span></text:p>
        </text:list-item>
        <text:list-item>
          <text:p text:style-name="P73"><text:span text:style-name="T6">L’</text:span><text:span text:style-name="T2">immagine è una stringa lunga al più 20 caratteri;</text:span></text:p>
        </text:list-item>
        <text:list-item>
          <text:p text:style-name="P40">Il numero di pagine è un intero maggiore di zero, può essere assente;</text:p>
        </text:list-item>
        <text:list-item>
          <text:p text:style-name="P72"><text:span text:style-name="T2">Il codice ISBN è univoco ed è un codice numero di 13 cifre.</text:span></text:p>
        </text:list-item>
      </text:list>
      <text:p text:style-name="P41"/>
      <text:p text:style-name="P88"><text:span text:style-name="T27">Sconto</text:span></text:p>
      <text:p text:style-name="P66"><text:span text:style-name="T2">Per uno </text:span><text:span text:style-name="T28">sconto</text:span><text:span text:style-name="T2"> rappresentiamo </text:span><text:span text:style-name="T13">l’id,</text:span><text:span text:style-name="T18"> il nome,</text:span><text:span text:style-name="T13"> </text:span><text:span text:style-name="T3">la </text:span><text:span text:style-name="T41">percentuale </text:span><text:span text:style-name="T42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75"><text:span text:style-name="T3">U</text:span><text:span text:style-name="T2">no </text:span><text:span text:style-name="T24">sconto</text:span><text:span text:style-name="T40"> può coinvolgere più </text:span><text:span text:style-name="T24">fumetti</text:span><text:span text:style-name="T40"> contemporaneamente. Tuttavia la modifica di questa entità è molto delicata, si è perciò deciso che bisogna rispettare le seguenti </text:span><text:span text:style-name="T43">regole</text:span><text:span text:style-name="T40">:</text:span></text:p>
      <text:list xml:id="list2576514444" text:style-name="L7">
        <text:list-item>
          <text:p text:style-name="P76"><text:span text:style-name="T40">Un </text:span><text:span text:style-name="T24">fumetto</text:span><text:span text:style-name="T40"> può essere scontato da un solo </text:span><text:span text:style-name="T24">sconto</text:span><text:span text:style-name="T40"> per volta (il </text:span><text:span text:style-name="T24">fumetto</text:span><text:span text:style-name="T40"> sarà associato a molti </text:span><text:span text:style-name="T24">sconti</text:span><text:span text:style-name="T40">, ma di tutti questi solo uno deve essere attivo);</text:span></text:p>
        </text:list-item>
        <text:list-item>
          <text:p text:style-name="P76"><text:span text:style-name="T40">La data di attivazione e la percentuale possono essere modificati solo se non è presente alcun acquisto che coinvolge lo </text:span><text:span text:style-name="T24">sconto</text:span><text:span text:style-name="T40">;</text:span></text:p>
        </text:list-item>
        <text:list-item>
          <text:p text:style-name="P76"><text:span text:style-name="T40">La data di scadenza è sempre modificabile, ma non è possibile impostarla ad una data precedente </text:span><text:span text:style-name="T43">a quella in cui si effettua la modifica;</text:span></text:p>
        </text:list-item>
        <text:list-item>
          <text:p text:style-name="P77"><text:span text:style-name="T40">È possibile associare un altro </text:span><text:span text:style-name="T24">fumetto</text:span><text:span text:style-name="T40"> ad uno </text:span><text:span text:style-name="T24">sconto</text:span><text:span text:style-name="T40"> già attivo;</text:span></text:p>
        </text:list-item>
        <text:list-item>
          <text:p text:style-name="P89"><text:soft-page-break/><text:span text:style-name="T68">Quando uno </text:span><text:span text:style-name="T66">sconto</text:span><text:span text:style-name="T68"> coinvolge un insieme di </text:span><text:span text:style-name="T66">fumetti</text:span><text:span text:style-name="T68"> A e si vuole modificare la percentuale o la data di attivazione o quella di scadenza soltanto di un insieme di fumetti B che è sottoinsieme di A bisogna procedere nel modo seguente:<text:line-break/>- Terminare immediatamente lo </text:span><text:span text:style-name="T66">sconto</text:span><text:span text:style-name="T68"> che coinvolge l’insieme A<text:line-break/>- Creare un nuovo sconto con </text:span><text:span text:style-name="T69">gli stessi attributi di quello appena terminato ed associarlo all’insieme A \ B<text:line-break/>- Create un altro sconto ancora con gli attributi desiderati ed associarlo all’insieme B.</text:span></text:p>
        </text:list-item>
      </text:list>
      <text:p text:style-name="P90"><text:span text:style-name="T67">La modifica di uno sconto è certamente un’operazione complessa, ma si è supposto che questo tipo di operazione non vengano eseguite molto spesso. </text:span></text:p>
      <text:p text:style-name="P91"><text:span text:style-name="T70">Vincoli</text:span><text:span text:style-name="T67">:</text:span></text:p>
      <text:list xml:id="list2783512168" text:style-name="L8">
        <text:list-item>
          <text:p text:style-name="P42">Ogni sconto è identificato dall’<text:span text:style-name="T73">id numerico;</text:span></text:p>
        </text:list-item>
        <text:list-item>
          <text:p text:style-name="P68"><text:span text:style-name="T3">L</text:span><text:span text:style-name="T2">a </text:span><text:span text:style-name="T24">percentuale</text:span><text:span text:style-name="T2"> è un numero compreso tra 0 ed 1</text:span><text:span text:style-name="T14">00</text:span><text:span text:style-name="T2"> (esclusi);</text:span></text:p>
        </text:list-item>
        <text:list-item>
          <text:p text:style-name="P78">La data di attivazione non può essere antecedente alla data di aggiunta alla base di dati;</text:p>
        </text:list-item>
        <text:list-item>
          <text:p text:style-name="P43">La data di scadenza deve indicare una data futura <text:span text:style-name="T54">alla data di aggiunta dello </text:span><text:span text:style-name="T21">sconto</text:span><text:span text:style-name="T54"> stesso</text:span>.</text:p>
        </text:list-item>
      </text:list>
      <text:p text:style-name="P44"/>
      <text:p text:style-name="P86">Cliente (customer)</text:p>
      <text:p text:style-name="P3"><text:span text:style-name="T2">Per un </text:span><text:span text:style-name="T30">cliente</text:span><text:span text:style-name="T2"> rappresentiamo </text:span><text:span text:style-name="T15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83">Vincoli<text:span text:style-name="T2">:</text:span></text:p>
      <text:list xml:id="list4151470580" text:style-name="L9">
        <text:list-item>
          <text:p text:style-name="P47">Ogni cliente è identificato dall’id numerico;</text:p>
        </text:list-item>
        <text:list-item>
          <text:p text:style-name="P74"><text:span text:style-name="T2">Non possono esistere due </text:span><text:span text:style-name="T28">utenti</text:span><text:span text:style-name="T2"> aventi lo stesso indirizzo email;</text:span></text:p>
        </text:list-item>
        <text:list-item>
          <text:p text:style-name="P81">Il nome, il cognome, il recapito telefonico e la città sono delle stringhe lunghe al più 20 caratteri;</text:p>
        </text:list-item>
        <text:list-item>
          <text:p text:style-name="P81">L’email è una stringa lunga al più 50 caratteri;</text:p>
        </text:list-item>
        <text:list-item>
          <text:p text:style-name="P74"><text:span text:style-name="T2">Gli attributi nome, cognome, </text:span><text:span text:style-name="T7">data di nascita ed email sono obbligatori; mentre il numero telefonico </text:span><text:span text:style-name="T16">e </text:span><text:span text:style-name="T7">la città sono facoltativi.</text:span></text:p>
        </text:list-item>
      </text:list>
      <text:p text:style-name="P45"/>
      <text:p text:style-name="P87">Lista desideri</text:p>
      <text:p text:style-name="P46"><text:span text:style-name="T75">La</text:span> <text:span text:style-name="T19">lista desideri</text:span> <text:span text:style-name="T75">permette ad un </text:span><text:span text:style-name="T22">utente</text:span><text:span text:style-name="T75"> di raggruppare i </text:span><text:span text:style-name="T22">fumetti</text:span><text:span text:style-name="T75"> secondo i suoi criteri.</text:span></text:p>
      <text:p text:style-name="P48">Un <text:span text:style-name="T23">cliente</text:span> può avere una o più <text:span text:style-name="T19">liste desideri</text:span> e può scegliere se vuole ricevere delle notifiche di aggiornamento riguardo i <text:span text:style-name="T19">fumetti</text:span> al suo interno. Ogni <text:span text:style-name="T19">lista desideri</text:span> può, <text:span text:style-name="T75">ovviamente, </text:span>contenere dei <text:span text:style-name="T19">fumetti</text:span>.</text:p>
      <text:p text:style-name="P80"><text:span text:style-name="T2">Per una </text:span><text:span text:style-name="T28">lista desideri</text:span><text:span text:style-name="T2"> rappresentiamo </text:span><text:span text:style-name="T17">l’id, </text:span><text:span text:style-name="T8">il nome, </text:span><text:span text:style-name="T17">le notifiche</text:span><text:span text:style-name="T8"> </text:span><text:span text:style-name="T17">e</text:span><text:span text:style-name="T2"> la data di aggiunta alla base di dati.</text:span></text:p>
      <text:p text:style-name="P84">Vincoli<text:span text:style-name="T2">:</text:span></text:p>
      <text:list xml:id="list2948546462" text:style-name="L10">
        <text:list-item>
          <text:p text:style-name="P49">Ogni lista desideri è identificata dall’id numerico;</text:p>
        </text:list-item>
        <text:list-item>
          <text:p text:style-name="P49">Uno stesso utente non può due liste con lo stesso nome;</text:p>
        </text:list-item>
        <text:list-item>
          <text:p text:style-name="P50">‘Notifiche’ è un attributo booleano (se è vero l’utente vuole ricevere delle notifiche sui fumetti che la lista contiene).</text:p>
        </text:list-item>
      </text:list>
      <text:p text:style-name="P46"/>
      <text:p text:style-name="P3"><text:span text:style-name="T2">Per un </text:span><text:span text:style-name="T27">ordine</text:span><text:span text:style-name="T2"> rappresentiamo l’importo totale e la data di aggiunta alla base di dati. </text:span><text:span text:style-name="T7">Ogni ordine è associato ad un ed un sol </text:span><text:span text:style-name="T25">utente</text:span><text:span text:style-name="T7">.</text:span></text:p>
      <text:p text:style-name="P6"><text:span text:style-name="T2">Un ordine è identificato dalla data di creazione e dall’</text:span><text:span text:style-name="T24">utente</text:span><text:span text:style-name="T2"> a cui è associato.</text:span></text:p>
      <text:p text:style-name="P9">L’importo totale è un intero maggiore <text:span text:style-name="T48">o uguale a</text:span> zero.</text:p>
      <text:p text:style-name="P9"/>
      <text:p text:style-name="P11">Ogni linea d’ordine è associata ad un ed un sol ordine (di cui fa parte) ed ad un ed un sol fumetto (che rappresenta l’albo che è stato acquistato), queste due associazion<text:span text:style-name="T53">i</text:span> identificano una linea d’ordine.</text:p>
      <text:p text:style-name="P10">Per una linea d’ordine rappresentiamo il prezzo d<text:span text:style-name="T52">el fumetto</text:span> <text:span text:style-name="T55">non scontato </text:span>(nel momento in cui è stato effettuato l’acquisto) e <text:span text:style-name="T51">la quantità di copie </text:span><text:span text:style-name="T52">acquistate</text:span><text:span text:style-name="T51">.</text:span></text:p>
      <text:p text:style-name="P11">Una linea d’ordine può essere associata a più sconti rappresentanti gli sconti applicati al momento dell’acquisto.</text:p>
      <text:p text:style-name="P11">La quantità deve essere un intero maggiore di zero.</text:p>
      <text:p text:style-name="P11">Il prezzo deve essere un numero in virgola mobile maggiore o uguale a zero.</text:p>
      <text:p text:style-name="P11"/>
      <text:p text:style-name="P12">Un ordine e le sue linee d’ordine sono immutabili.</text:p>
      <text:p text:style-name="P34"><text:span text:style-name="T56">Operazioni </text:span><text:span text:style-name="T57">(principali) </text:span><text:span text:style-name="T56">sui dati</text:span></text:p>
      <text:p text:style-name="P13"/>
      <text:list xml:id="list3043088077" text:style-name="L3">
        <text:list-item>
          <text:p text:style-name="P51"><text:span text:style-name="T44">Operazione 1</text:span><text:span text:style-name="T32">: </text:span><text:span text:style-name="T39">trova</text:span><text:span text:style-name="T32"> </text:span><text:span text:style-name="T36">i</text:span><text:span text:style-name="T38">l nome </text:span><text:span text:style-name="T39">e l'immagine </text:span><text:span text:style-name="T36">di tutte le collezioni aventi un certo nome</text:span><text:span text:style-name="T32">.</text:span></text:p>
        </text:list-item>
        <text:list-item>
          <text:p text:style-name="P52"><text:span text:style-name="T44">Operazione 2</text:span><text:span text:style-name="T32">: </text:span><text:span text:style-name="T39">trova</text:span><text:span text:style-name="T32"> </text:span><text:span text:style-name="T36">i</text:span><text:span text:style-name="T38">l nome </text:span><text:span text:style-name="T39">e l'immagine</text:span><text:span text:style-name="T32"> </text:span><text:span text:style-name="T39">delle</text:span><text:span text:style-name="T32"> </text:span><text:span text:style-name="T19">collezioni</text:span><text:span text:style-name="T32"> contenenti </text:span><text:span text:style-name="T19">fumetti</text:span><text:span text:style-name="T32"> aventi </text:span><text:span text:style-name="T33">scrittore, disegnatore e/o codice ISBN conforme ad una combinazione degli stessi parametri presi in input. </text:span></text:p>
        </text:list-item>
        <text:list-item>
          <text:p text:style-name="P53"><text:span text:style-name="T45">O</text:span><text:span text:style-name="T44">perazione 3:</text:span><text:span text:style-name="T32"> trova tutti i </text:span><text:span text:style-name="T19">fumetti</text:span><text:span text:style-name="T32"> appartenenti ad una </text:span><text:span text:style-name="T19">collezione</text:span><text:span text:style-name="T32">.</text:span></text:p>
        </text:list-item>
        <text:list-item>
          <text:p text:style-name="P55"><text:span text:style-name="T44">Operazione </text:span><text:span text:style-name="T46">4</text:span><text:span text:style-name="T32">: assegna un </text:span><text:span text:style-name="T19">fumetto</text:span><text:span text:style-name="T32"> al </text:span><text:span text:style-name="T19">carrello</text:span><text:span text:style-name="T32"> di un </text:span><text:span text:style-name="T19">utente</text:span><text:span text:style-name="T32">. </text:span><text:span text:style-name="T35">[molto frequente]</text:span></text:p>
        </text:list-item>
        <text:list-item>
          <text:p text:style-name="P56"><text:span text:style-name="T44">Operazione </text:span><text:span text:style-name="T46">5</text:span><text:span text:style-name="T32">: inserisc</text:span><text:span text:style-name="T34">e</text:span><text:span text:style-name="T32"> un nuovo </text:span><text:span text:style-name="T19">ordine</text:span><text:span text:style-name="T32"> </text:span><text:span text:style-name="T37">e le relative linee d’ordine indicando tutti i loro dati.</text:span></text:p>
        </text:list-item>
      </text:list>
      <text:list xml:id="list2286672558" text:style-name="L4">
        <text:list-item>
          <text:p text:style-name="P57"><text:span text:style-name="T44">Operazione </text:span><text:span text:style-name="T46">6</text:span><text:span text:style-name="T32">: inserisce un nuovo </text:span><text:span text:style-name="T19">fumetto</text:span><text:span text:style-name="T32"> indicando tutti i suoi dati ed associandolo ad una </text:span><text:span text:style-name="T19">collezione</text:span><text:span text:style-name="T32">.</text:span></text:p>
        </text:list-item>
        <text:list-item>
          <text:p text:style-name="P58"><text:span text:style-name="T44">Operazione </text:span><text:span text:style-name="T46">7</text:span><text:span text:style-name="T32">: inserisce un nuovo </text:span><text:span text:style-name="T19">sconto</text:span><text:span text:style-name="T32"> indicandone tutti i suoi dati.</text:span></text:p>
        </text:list-item>
        <text:list-item>
          <text:p text:style-name="P58"><text:span text:style-name="T44">Operazione </text:span><text:span text:style-name="T46">8</text:span><text:span text:style-name="T32">: assegna uno </text:span><text:span text:style-name="T19">sconto</text:span><text:span text:style-name="T32"> ad un fumetto.</text:span></text:p>
        </text:list-item>
        <text:list-item>
          <text:p text:style-name="P54"><text:span text:style-name="T44">Operazione 9</text:span><text:span text:style-name="T32">: trova tutti gli acquisti effettuati da un utente.</text:span></text:p>
        </text:list-item>
      </text:list>
      <text:p text:style-name="P14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217961002560">
          <table:table-cell table:style-name="Tavola_5f_dei_5f_volumi.A1" office:value-type="string">
            <text:p text:style-name="P20">Concetto</text:p>
          </table:table-cell>
          <table:table-cell table:style-name="Tavola_5f_dei_5f_volumi.A1" office:value-type="string">
            <text:p text:style-name="P20">Tipo</text:p>
          </table:table-cell>
          <table:table-cell table:style-name="Tavola_5f_dei_5f_volumi.A1" office:value-type="string">
            <text:p text:style-name="P20">Volume</text:p>
          </table:table-cell>
        </table:table-row>
        <table:table-row table:style-name="TableLine94217961019120">
          <table:table-cell table:style-name="Tavola_5f_dei_5f_volumi.A2" office:value-type="string">
            <text:p text:style-name="P20">Fumetto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10000">
            <text:p text:style-name="P20">10000</text:p>
          </table:table-cell>
        </table:table-row>
        <table:table-row table:style-name="TableLine94217960950528">
          <table:table-cell table:style-name="Tavola_5f_dei_5f_volumi.A2" office:value-type="string">
            <text:p text:style-name="P20">Collezione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320">
            <text:p text:style-name="P20">320</text:p>
          </table:table-cell>
        </table:table-row>
        <table:table-row table:style-name="TableLine94217960954912">
          <table:table-cell table:style-name="Tavola_5f_dei_5f_volumi.A2" office:value-type="string">
            <text:p text:style-name="P20">Categoria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10">
            <text:p text:style-name="P21">10</text:p>
          </table:table-cell>
        </table:table-row>
        <table:table-row table:style-name="TableLine94217960993408">
          <table:table-cell table:style-name="Tavola_5f_dei_5f_volumi.A2" office:value-type="string">
            <text:p text:style-name="P20">Sconto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A2" office:value-type="string">
            <text:p text:style-name="P31">50</text:p>
          </table:table-cell>
        </table:table-row>
        <table:table-row table:style-name="TableLine94217961012192">
          <table:table-cell table:style-name="Tavola_5f_dei_5f_volumi.A2" office:value-type="string">
            <text:p text:style-name="P20">Utente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350">
            <text:p text:style-name="P21">350</text:p>
          </table:table-cell>
        </table:table-row>
        <table:table-row table:style-name="TableLine94217961003984">
          <table:table-cell table:style-name="Tavola_5f_dei_5f_volumi.A2" office:value-type="string">
            <text:p text:style-name="P20">Carrello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350">
            <text:p text:style-name="P21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0">Lista desideri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C2" office:value-type="float" office:value="700">
            <text:p text:style-name="P21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0">Ordine</text:p>
          </table:table-cell>
          <table:table-cell table:style-name="Tavola_5f_dei_5f_volumi.A2" office:value-type="string">
            <text:p text:style-name="P20">E</text:p>
          </table:table-cell>
          <table:table-cell table:style-name="Tavola_5f_dei_5f_volumi.A2" office:value-type="string">
            <text:p text:style-name="P31">700</text:p>
          </table:table-cell>
        </table:table-row>
        <table:table-row table:style-name="TableLine94217961035664">
          <table:table-cell table:style-name="Tavola_5f_dei_5f_volumi.A10" office:value-type="string">
            <text:p text:style-name="P20">Linea d’ordine</text:p>
          </table:table-cell>
          <table:table-cell table:style-name="Tavola_5f_dei_5f_volumi.B10" office:value-type="string">
            <text:p text:style-name="P20">E</text:p>
          </table:table-cell>
          <table:table-cell table:style-name="Tavola_5f_dei_5f_volumi.C10">
            <text:p text:style-name="P19"/>
          </table:table-cell>
        </table:table-row>
      </table:table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3.4.2$Linux_X86_64 LibreOffice_project/30$Build-2</meta:generator>
    <dc:date>2022-07-29T20:06:36.385957599</dc:date>
    <meta:editing-duration>PT8H56M39S</meta:editing-duration>
    <meta:editing-cycles>35</meta:editing-cycles>
    <meta:document-statistic meta:table-count="2" meta:image-count="0" meta:object-count="0" meta:page-count="4" meta:paragraph-count="155" meta:word-count="1571" meta:character-count="9365" meta:non-whitespace-character-count="7990"/>
  </office:meta>
</office:document-meta>
</file>